
<file path=META-INF/manifest.xml><?xml version="1.0" encoding="utf-8"?>
<manifest:manifest xmlns:manifest="urn:oasis:names:tc:opendocument:xmlns:manifest:1.0" manifest:version="1.2">
  <manifest:file-entry manifest:media-type="text/xml" manifest:full-path="content.xml"/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  <text:sequence-decl text:display-outline-level="0" text:name="Figure"/>
      </text:sequence-decls>
      <text:p text:style-name="OrgTitle"><text:title>MyNBCS Recommendations</text:title></text:p>
      <text:p text:style-name="OrgTitle"/>
      <text:p text:style-name="OrgSubtitle"><text:initial-creator>Hal Henke</text:initial-creator></text:p>
      <text:p text:style-name="OrgSubtitle"/>
      <text:p text:style-name="OrgSubtitle"><text:date style:data-style-name="N75" text:date-value="2012-12-13T17:10:02+11:00">13 Dec 2012</text:date></text:p>
      <text:p text:style-name="OrgSubtitle"/>
      <text:table-of-content text:style-name="Sect2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sec-1">1. How things are now</text:a></text:p>
          <text:p text:style-name="Contents_20_2"><text:a xlink:type="simple" xlink:href="#sec-1-1">1.1. Current core environment</text:a></text:p>
          <text:p text:style-name="Contents_20_2"><text:a xlink:type="simple" xlink:href="#sec-1-2">1.2. Current Status with gems and Third Party code</text:a></text:p>
          <text:p text:style-name="Contents_20_2"><text:a xlink:type="simple" xlink:href="#sec-1-3">1.3. General state of app</text:a></text:p>
          <text:p text:style-name="Contents_20_1"><text:a xlink:type="simple" xlink:href="#sec-2">2. Biggest Upgrade Problems</text:a></text:p>
          <text:p text:style-name="Contents_20_2"><text:a xlink:type="simple" xlink:href="#sec-2-1">2.1. What gems/plugins are we actually using?</text:a></text:p>
          <text:p text:style-name="Contents_20_2"><text:a xlink:type="simple" xlink:href="#sec-2-2">2.2. Plug-ins suck for upgrading</text:a></text:p>
          <text:p text:style-name="Contents_20_2"><text:a xlink:type="simple" xlink:href="#sec-2-3">2.3. Some plugins are heavily coupled with vital properties of the app such as security</text:a></text:p>
          <text:p text:style-name="Contents_20_2"><text:a xlink:type="simple" xlink:href="#sec-2-4">2.4. No way to know the subtle effects of changing 3rd Party Code</text:a></text:p>
          <text:p text:style-name="Contents_20_2"><text:a xlink:type="simple" xlink:href="#sec-2-5">2.5. Poor Documentation</text:a></text:p>
          <text:p text:style-name="Contents_20_1"><text:a xlink:type="simple" xlink:href="#sec-3">3. What we just did</text:a></text:p>
          <text:p text:style-name="Contents_20_2"><text:a xlink:type="simple" xlink:href="#sec-3-1">3.1. Upgraded Rails 1.8.7 Enterprise Edition from 2009 to 2012</text:a></text:p>
          <text:p text:style-name="Contents_20_2"><text:a xlink:type="simple" xlink:href="#sec-3-2">3.2. Moved from Rails 2.3.4 to Rails 2.3.14</text:a></text:p>
          <text:p text:style-name="Contents_20_2"><text:a xlink:type="simple" xlink:href="#sec-3-3">3.3. Upgraded rake to rake 9.0</text:a></text:p>
          <text:p text:style-name="Contents_20_1"><text:a xlink:type="simple" xlink:href="#sec-4">4. What we should do?</text:a></text:p>
          <text:p text:style-name="Contents_20_2"><text:a xlink:type="simple" xlink:href="#sec-4-1">4.1. Nothing?</text:a></text:p>
          <text:p text:style-name="Contents_20_3"><text:a xlink:type="simple" xlink:href="#sec-4-1-1">4.1.1. Pros</text:a></text:p>
          <text:p text:style-name="Contents_20_3"><text:a xlink:type="simple" xlink:href="#sec-4-1-2">4.1.2. Cons</text:a></text:p>
          <text:p text:style-name="Contents_20_3"><text:a xlink:type="simple" xlink:href="#sec-4-1-3">4.1.3. At the least…</text:a></text:p>
          <text:p text:style-name="Contents_20_2"><text:a xlink:type="simple" xlink:href="#sec-4-2">4.2. "Half-Measure"</text:a></text:p>
          <text:p text:style-name="Contents_20_3"><text:a xlink:type="simple" xlink:href="#sec-4-2-1">4.2.1. Pros</text:a></text:p>
          <text:p text:style-name="Contents_20_3"><text:a xlink:type="simple" xlink:href="#sec-4-2-2">4.2.2. Cons</text:a></text:p>
          <text:p text:style-name="Contents_20_3"><text:a xlink:type="simple" xlink:href="#sec-4-2-3">4.2.3. Make some basic changes</text:a></text:p>
          <text:p text:style-name="Contents_20_2"><text:a xlink:type="simple" xlink:href="#sec-4-3">4.3. Full Rails 3 upgrade</text:a></text:p>
          <text:p text:style-name="Contents_20_3"><text:a xlink:type="simple" xlink:href="#sec-4-3-1">4.3.1. Pros</text:a></text:p>
          <text:p text:style-name="Contents_20_3"><text:a xlink:type="simple" xlink:href="#sec-4-3-2">4.3.2. Cons</text:a></text:p>
          <text:p text:style-name="Contents_20_3"><text:a xlink:type="simple" xlink:href="#sec-4-3-3">4.3.3. What needs to be done for Rails 3</text:a></text:p>
          <text:p text:style-name="Contents_20_1"><text:a xlink:type="simple" xlink:href="#sec-5">5. How long</text:a></text:p>
          <text:p text:style-name="Contents_20_2"><text:a xlink:type="simple" xlink:href="#sec-5-1">5.1. ?</text:a></text:p>
          <text:p text:style-name="Contents_20_2"><text:a xlink:type="simple" xlink:href="#sec-5-2">5.2. A full Rails 3 upgrade</text:a></text:p>
          <text:p text:style-name="Contents_20_2"><text:a xlink:type="simple" xlink:href="#sec-5-3">5.3. Making things a bit more sane</text:a></text:p>
          <text:p text:style-name="Contents_20_2"><text:a xlink:type="simple" xlink:href="#sec-5-4">5.4. The Minimum</text:a></text:p>
          <text:p text:style-name="Contents_20_1"><text:a xlink:type="simple" xlink:href="#sec-6">6. Final Thoughts</text:a></text:p>
          <text:p text:style-name="Contents_20_2"><text:a xlink:type="simple" xlink:href="#sec-6-1">6.1. At the end of the day it depends how badly we/they want to upgrade</text:a></text:p>
        </text:index-body>
      </text:table-of-content>
      <text:h text:style-name="Heading_20_1" text:outline-level="1"><text:bookmark-start text:name="OrgXref.sec-1"/><text:bookmark text:name="sec-1"/>How things are now<text:bookmark-end text:name="OrgXref.sec-1"/></text:h>
      <text:h text:style-name="Heading_20_2" text:outline-level="2"><text:bookmark-start text:name="OrgXref.sec-1-1"/><text:bookmark text:name="sec-1-1"/>Current core environment<text:bookmark-end text:name="OrgXref.sec-1-1"/></text:h>
      <text:list text:continue-numbering="false" text:style-name="OrgBulletedList">
        <text:list-item>
          <text:p text:style-name="Text_20_body">
We are on Rails 2.3.14 and Ruby 1.8.7

</text:p>
        </text:list-item>
        <text:list-item>
          <text:p text:style-name="Text_20_body">
There will be no more work done on either of these branches

</text:p>
        </text:list-item>
        <text:list-item>
          <text:p text:style-name="Text_20_body">
The Ruby/Rails world has moved on to Ruby 1.9 and Rails 3

</text:p>
        </text:list-item>
      </text:list>
      <text:h text:style-name="Heading_20_2" text:outline-level="2"><text:bookmark-start text:name="OrgXref.sec-1-2"/><text:bookmark text:name="sec-1-2"/>Current Status with gems and Third Party code<text:bookmark-end text:name="OrgXref.sec-1-2"/></text:h>
      <text:list text:continue-numbering="false" text:style-name="OrgBulletedList">
        <text:list-item>
          <text:p text:style-name="Text_20_body">
We have some old gems and we have some very old plugins.

</text:p>
        </text:list-item>
        <text:list-item>
          <text:p text:style-name="Text_20_body">
Plugins are no longer supported in Rails 3.

</text:p>
        </text:list-item>
        <text:list-item>
          <text:p text:style-name="Text_20_body">
Most have been updated since the apps release and many (but not all) of the plugins have been converted to gems.

</text:p>
        </text:list-item>
      </text:list>
      <text:h text:style-name="Heading_20_2" text:outline-level="2"><text:bookmark-start text:name="OrgXref.sec-1-3"/><text:bookmark text:name="sec-1-3"/>General state of app<text:bookmark-end text:name="OrgXref.sec-1-3"/></text:h>
      <text:list text:continue-numbering="false" text:style-name="OrgBulletedList">
        <text:list-item>
          <text:p text:style-name="Text_20_body">
large

</text:p>
        </text:list-item>
        <text:list-item>
          <text:p text:style-name="Text_20_body">
poorly documented

</text:p>
        </text:list-item>
        <text:list-item>
          <text:p text:style-name="Text_20_body">
Not many people who know it well

</text:p>
        </text:list-item>
        <text:list-item>
          <text:p text:style-name="Text_20_body">
Probably a bit too promiscuous with some faddish gems and DSLs

</text:p>
          <text:list text:continue-numbering="true" text:style-name="OrgBulletedList">
            <text:list-item>
              <text:p text:style-name="Text_20_body">
Makes it harder to understand and upgrade

</text:p>
            </text:list-item>
          </text:list>
        </text:list-item>
      </text:list>
      <text:h text:style-name="Heading_20_1" text:outline-level="1"><text:bookmark-start text:name="OrgXref.sec-2"/><text:bookmark text:name="sec-2"/>Biggest Upgrade Problems<text:bookmark-end text:name="OrgXref.sec-2"/></text:h>
      <text:h text:style-name="Heading_20_2" text:outline-level="2"><text:bookmark-start text:name="OrgXref.sec-2-1"/><text:bookmark text:name="sec-2-1"/>What gems/plugins are we actually using?<text:bookmark-end text:name="OrgXref.sec-2-1"/></text:h>
      <text:p text:style-name="Text_20_body">
Its almost impossible to tell which gems/plugins are presently being used by the app without

</text:p>
      <text:list text:continue-numbering="false" text:style-name="OrgBulletedList">
        <text:list-item>
          <text:p text:style-name="Text_20_body">
an extensive test suite

</text:p>
          <text:list text:continue-numbering="true" text:style-name="OrgBulletedList">
            <text:list-item>
              <text:p text:style-name="Text_20_body">
(we dont have this)

</text:p>
            </text:list-item>
          </text:list>
        </text:list-item>
        <text:list-item>
          <text:p text:style-name="Text_20_body">
manually inspecting the entire thing

</text:p>
          <text:list text:continue-numbering="true" text:style-name="OrgBulletedList">
            <text:list-item>
              <text:p text:style-name="Text_20_body">
time-consuming

</text:p>
            </text:list-item>
          </text:list>
        </text:list-item>
      </text:list>
      <text:h text:style-name="Heading_20_2" text:outline-level="2"><text:bookmark-start text:name="OrgXref.sec-2-2"/><text:bookmark text:name="sec-2-2"/>Plug-ins suck for upgrading<text:bookmark-end text:name="OrgXref.sec-2-2"/></text:h>
      <text:list text:continue-numbering="false" text:style-name="OrgBulletedList">
        <text:list-item>
          <text:p text:style-name="Text_20_body">
plugins are inherently harder to mange than gems

</text:p>
          <text:list text:continue-numbering="true" text:style-name="OrgBulletedList">
            <text:list-item>
              <text:p text:style-name="Text_20_body">
no dependencies or even version info in many cases

</text:p>
            </text:list-item>
          </text:list>
        </text:list-item>
      </text:list>
      <text:h text:style-name="Heading_20_2" text:outline-level="2"><text:bookmark-start text:name="OrgXref.sec-2-3"/><text:bookmark text:name="sec-2-3"/>Some plugins are heavily coupled with vital properties of the app such as security<text:bookmark-end text:name="OrgXref.sec-2-3"/></text:h>
      <text:list text:continue-numbering="false" text:style-name="OrgBulletedList">
        <text:list-item>
          <text:p text:style-name="Text_20_body">
declarative-authorization, restful-authentication etc

</text:p>
        </text:list-item>
        <text:list-item>
          <text:p text:style-name="Text_20_body">
when things go wrong they may go really wrong

</text:p>
        </text:list-item>
      </text:list>
      <text:h text:style-name="Heading_20_2" text:outline-level="2"><text:bookmark-start text:name="OrgXref.sec-2-4"/><text:bookmark text:name="sec-2-4"/>No way to know the subtle effects of changing 3rd Party Code<text:bookmark-end text:name="OrgXref.sec-2-4"/></text:h>
      <text:list text:continue-numbering="false" text:style-name="OrgBulletedList">
        <text:list-item>
          <text:p text:style-name="Text_20_body">
without an extensive test suite

</text:p>
        </text:list-item>
        <text:list-item>
          <text:p text:style-name="Text_20_body">
or just to dive in and do it

</text:p>
        </text:list-item>
      </text:list>
      <text:h text:style-name="Heading_20_2" text:outline-level="2"><text:bookmark-start text:name="OrgXref.sec-2-5"/><text:bookmark text:name="sec-2-5"/>Poor Documentation<text:bookmark-end text:name="OrgXref.sec-2-5"/></text:h>
      <text:list text:continue-numbering="false" text:style-name="OrgBulletedList">
        <text:list-item>
          <text:p text:style-name="Text_20_body">
Again we arent quite sure how this works

</text:p>
        </text:list-item>
      </text:list>
      <text:h text:style-name="Heading_20_1" text:outline-level="1"><text:bookmark-start text:name="OrgXref.sec-3"/><text:bookmark text:name="sec-3"/>What we just did<text:bookmark-end text:name="OrgXref.sec-3"/></text:h>
      <text:h text:style-name="Heading_20_2" text:outline-level="2"><text:bookmark-start text:name="OrgXref.sec-3-1"/><text:bookmark text:name="sec-3-1"/>Upgraded Rails 1.8.7 Enterprise Edition from 2009 to 2012<text:bookmark-end text:name="OrgXref.sec-3-1"/></text:h>
      <text:list text:continue-numbering="false" text:style-name="OrgBulletedList">
        <text:list-item>
          <text:p text:style-name="Text_20_body">
Bug, performance, security improvements

</text:p>
        </text:list-item>
      </text:list>
      <text:h text:style-name="Heading_20_2" text:outline-level="2"><text:bookmark-start text:name="OrgXref.sec-3-2"/><text:bookmark text:name="sec-3-2"/>Moved from Rails 2.3.4 to Rails 2.3.14<text:bookmark-end text:name="OrgXref.sec-3-2"/></text:h>
      <text:list text:continue-numbering="false" text:style-name="OrgBulletedList">
        <text:list-item>
          <text:p text:style-name="Text_20_body">
We now have deprecation warnings for a lot of features that arent supported in Rails 3

</text:p>
        </text:list-item>
      </text:list>
      <text:h text:style-name="Heading_20_2" text:outline-level="2"><text:bookmark-start text:name="OrgXref.sec-3-3"/><text:bookmark text:name="sec-3-3"/>Upgraded rake to rake 9.0<text:bookmark-end text:name="OrgXref.sec-3-3"/></text:h>
      <text:list text:continue-numbering="false" text:style-name="OrgBulletedList">
        <text:list-item>
          <text:p text:style-name="Text_20_body">
Similarly this gives us deprecation warnings for major changes that break after rake 10.0

</text:p>
        </text:list-item>
      </text:list>
      <text:h text:style-name="Heading_20_1" text:outline-level="1"><text:bookmark-start text:name="OrgXref.sec-4"/><text:bookmark text:name="sec-4"/>What we should do?<text:bookmark-end text:name="OrgXref.sec-4"/></text:h>
      <text:h text:style-name="Heading_20_2" text:outline-level="2"><text:bookmark-start text:name="OrgXref.sec-4-1"/><text:bookmark text:name="sec-4-1"/>Nothing?<text:bookmark-end text:name="OrgXref.sec-4-1"/></text:h>
      <text:h text:style-name="Heading_20_3" text:outline-level="3"><text:bookmark-start text:name="OrgXref.sec-4-1-1"/><text:bookmark text:name="sec-4-1-1"/>Pros<text:bookmark-end text:name="OrgXref.sec-4-1-1"/></text:h>
      <text:list text:continue-numbering="false" text:style-name="OrgBulletedList">
        <text:list-item>
          <text:p text:style-name="Text_20_body">
Cheap

</text:p>
        </text:list-item>
        <text:list-item>
          <text:p text:style-name="Text_20_body">
low risk in short term

</text:p>
        </text:list-item>
        <text:list-item>
          <text:p text:style-name="Text_20_body">
At present the app works well enough with some occasional troubling bugs.

</text:p>
        </text:list-item>
        <text:list-item>
          <text:p text:style-name="Text_20_body">
Will probably continue to do <text:span text:style-name="Emphasis">reasonably</text:span> well so with maintenace for the near  future

</text:p>
        </text:list-item>
      </text:list>
      <text:h text:style-name="Heading_20_3" text:outline-level="3"><text:bookmark-start text:name="OrgXref.sec-4-1-2"/><text:bookmark text:name="sec-4-1-2"/>Cons<text:bookmark-end text:name="OrgXref.sec-4-1-2"/></text:h>
      <text:list text:continue-numbering="false" text:style-name="OrgBulletedList">
        <text:list-item>
          <text:p text:style-name="Text_20_body">
long term dangers

</text:p>
          <text:list text:continue-numbering="true" text:style-name="OrgBulletedList">
            <text:list-item>
              <text:p text:style-name="Text_20_body">
the longer we leave any updates the harder it becomes to make the leap.

</text:p>
            </text:list-item>
            <text:list-item>
              <text:p text:style-name="Text_20_body">
Rails 2.3 to 3 is a step but Rails 4 is coming next year

</text:p>
            </text:list-item>
          </text:list>
        </text:list-item>
      </text:list>
      <text:h text:style-name="Heading_20_3" text:outline-level="3"><text:bookmark-start text:name="OrgXref.sec-4-1-3"/><text:bookmark text:name="sec-4-1-3"/>At the least…<text:bookmark-end text:name="OrgXref.sec-4-1-3"/></text:h>
      <text:list text:continue-numbering="false" text:style-name="OrgBulletedList">
        <text:list-item>
          <text:p text:style-name="Text_20_body">
a few days of bug fixing is recommendable

</text:p>
        </text:list-item>
      </text:list>
      <text:h text:style-name="Heading_20_2" text:outline-level="2"><text:bookmark-start text:name="OrgXref.sec-4-2"/><text:bookmark text:name="sec-4-2"/>"Half-Measure"<text:bookmark-end text:name="OrgXref.sec-4-2"/></text:h>
      <text:h text:style-name="Heading_20_3" text:outline-level="3"><text:bookmark-start text:name="OrgXref.sec-4-2-1"/><text:bookmark text:name="sec-4-2-1"/>Pros<text:bookmark-end text:name="OrgXref.sec-4-2-1"/></text:h>
      <text:list text:continue-numbering="false" text:style-name="OrgBulletedList">
        <text:list-item>
          <text:p text:style-name="Text_20_body">
less risk

</text:p>
        </text:list-item>
        <text:list-item>
          <text:p text:style-name="Text_20_body">
less "make or break"

</text:p>
        </text:list-item>
      </text:list>
      <text:h text:style-name="Heading_20_3" text:outline-level="3"><text:bookmark-start text:name="OrgXref.sec-4-2-2"/><text:bookmark text:name="sec-4-2-2"/>Cons<text:bookmark-end text:name="OrgXref.sec-4-2-2"/></text:h>
      <text:list text:continue-numbering="false" text:style-name="OrgBulletedList">
        <text:list-item>
          <text:p text:style-name="Text_20_body">
its a half-measure

</text:p>
          <text:list text:continue-numbering="true" text:style-name="OrgBulletedList">
            <text:list-item>
              <text:p text:style-name="Text_20_body">
benefits may not fully materialize if a future upgrade does not take place

</text:p>
            </text:list-item>
          </text:list>
        </text:list-item>
      </text:list>
      <text:h text:style-name="Heading_20_3" text:outline-level="3"><text:bookmark-start text:name="OrgXref.sec-4-2-3"/><text:bookmark text:name="sec-4-2-3"/>Make some basic changes<text:bookmark-end text:name="OrgXref.sec-4-2-3"/></text:h>
      <text:list text:continue-numbering="false" text:style-name="OrgBulletedList">
        <text:list-item>
          <text:p text:style-name="Text_20_body">
<text:bookmark-start text:name="OrgXref.sec-4-2-3-1"/><text:bookmark text:name="sec-4-2-3-1"/>Use bundler to manage gems and plugins<text:bookmark-end text:name="OrgXref.sec-4-2-3-1"/>
</text:p>
          <text:list text:continue-numbering="true" text:style-name="OrgBulletedList">
            <text:list-item>
              <text:p text:style-name="Text_20_body">
Its a Rails 3 necessity/standard

</text:p>
              <text:list text:continue-numbering="true" text:style-name="OrgBulletedList">
                <text:list-item>
                  <text:p text:style-name="Text_20_body">
Makes the app amenable to maintenace by rails devs

</text:p>
                </text:list-item>
              </text:list>
            </text:list-item>
            <text:list-item>
              <text:p text:style-name="Text_20_body">
Can be used to "pseudo-convert" plugins to gems

</text:p>
            </text:list-item>
            <text:list-item>
              <text:p text:style-name="Text_20_body">
Probably gets us halfways to a working Rails 3 upgrade

</text:p>
            </text:list-item>
            <text:list-item>
              <text:p text:style-name="Text_20_body">
Helps lock in versions and eliminate gem dependecy headaches.

</text:p>
            </text:list-item>
          </text:list>
        </text:list-item>
      </text:list>
      <text:list text:continue-numbering="false" text:style-name="OrgBulletedList">
        <text:list-item>
          <text:p text:style-name="Text_20_body">
<text:bookmark-start text:name="OrgXref.sec-4-2-3-2"/><text:bookmark text:name="sec-4-2-3-2"/>Get rid of deprecated features<text:bookmark-end text:name="OrgXref.sec-4-2-3-2"/>
</text:p>
          <text:list text:continue-numbering="true" text:style-name="OrgBulletedList">
            <text:list-item>
              <text:p text:style-name="Text_20_body">
The recent upgardes help with this

</text:p>
            </text:list-item>
          </text:list>
        </text:list-item>
      </text:list>
      <text:list text:continue-numbering="false" text:style-name="OrgBulletedList">
        <text:list-item>
          <text:p text:style-name="Text_20_body">
<text:bookmark-start text:name="OrgXref.sec-4-2-3-3"/><text:bookmark text:name="sec-4-2-3-3"/>If not Bundler - eliminate/upgrade the oldest, most suspicious plugins<text:bookmark-end text:name="OrgXref.sec-4-2-3-3"/>
</text:p>
          <text:list text:continue-numbering="true" text:style-name="OrgBulletedList">
            <text:list-item>
              <text:p text:style-name="Text_20_body">
There are other methods to quickly "upgrade" plugins

</text:p>
            </text:list-item>
          </text:list>
        </text:list-item>
      </text:list>
      <text:h text:style-name="Heading_20_2" text:outline-level="2"><text:bookmark-start text:name="OrgXref.sec-4-3"/><text:bookmark text:name="sec-4-3"/>Full Rails 3 upgrade<text:bookmark-end text:name="OrgXref.sec-4-3"/></text:h>
      <text:h text:style-name="Heading_20_3" text:outline-level="3"><text:bookmark-start text:name="OrgXref.sec-4-3-1"/><text:bookmark text:name="sec-4-3-1"/>Pros<text:bookmark-end text:name="OrgXref.sec-4-3-1"/></text:h>
      <text:list text:continue-numbering="false" text:style-name="OrgBulletedList">
        <text:list-item>
          <text:p text:style-name="Text_20_body">
The usual benefits of being in synch with the outside world

</text:p>
        </text:list-item>
        <text:list-item>
          <text:p text:style-name="Text_20_body">
Managing Rails 3 apps is easier 

</text:p>
        </text:list-item>
        <text:list-item>
          <text:p text:style-name="Text_20_body">
Future upgrades less painful

</text:p>
          <text:list text:continue-numbering="true" text:style-name="OrgBulletedList">
            <text:list-item>
              <text:p text:style-name="Text_20_body">
the long term viability of the site benefits

</text:p>
            </text:list-item>
          </text:list>
        </text:list-item>
      </text:list>
      <text:h text:style-name="Heading_20_3" text:outline-level="3"><text:bookmark-start text:name="OrgXref.sec-4-3-2"/><text:bookmark text:name="sec-4-3-2"/>Cons<text:bookmark-end text:name="OrgXref.sec-4-3-2"/></text:h>
      <text:list text:continue-numbering="false" text:style-name="OrgBulletedList">
        <text:list-item>
          <text:p text:style-name="Text_20_body">
Risky in terms of time and cost

</text:p>
        </text:list-item>
        <text:list-item>
          <text:p text:style-name="Text_20_body">
The app is large and not well understood by the current team

</text:p>
        </text:list-item>
      </text:list>
      <text:h text:style-name="Heading_20_3" text:outline-level="3"><text:bookmark-start text:name="OrgXref.sec-4-3-3"/><text:bookmark text:name="sec-4-3-3"/>What needs to be done for Rails 3<text:bookmark-end text:name="OrgXref.sec-4-3-3"/></text:h>
      <text:list text:continue-numbering="false" text:style-name="OrgBulletedList">
        <text:list-item>
          <text:p text:style-name="Text_20_body">
Get rid of vendor plugins

</text:p>
          <text:list text:continue-numbering="true" text:style-name="OrgBulletedList">
            <text:list-item>
              <text:p text:style-name="Text_20_body">
There are some <text:span text:style-name="Emphasis">relatively</text:span> low-effort ways to do this but its difficult to estimate how long this will take

</text:p>
            </text:list-item>
          </text:list>
        </text:list-item>
        <text:list-item>
          <text:p text:style-name="Text_20_body">
Some structural reshuffling

</text:p>
          <text:list text:continue-numbering="true" text:style-name="OrgBulletedList">
            <text:list-item>
              <text:p text:style-name="Text_20_body">
Rails 3 has different way of managing javascript, css etc - asset pipeline

</text:p>
            </text:list-item>
          </text:list>
        </text:list-item>
      </text:list>
      <text:h text:style-name="Heading_20_1" text:outline-level="1"><text:bookmark-start text:name="OrgXref.sec-5"/><text:bookmark text:name="sec-5"/>How long<text:bookmark-end text:name="OrgXref.sec-5"/></text:h>
      <text:h text:style-name="Heading_20_2" text:outline-level="2"><text:bookmark-start text:name="OrgXref.sec-5-1"/><text:bookmark text:name="sec-5-1"/>?<text:bookmark-end text:name="OrgXref.sec-5-1"/></text:h>
      <text:list text:continue-numbering="false" text:style-name="OrgBulletedList">
        <text:list-item>
          <text:p text:style-name="Text_20_body">
Very dificult to say but….

</text:p>
        </text:list-item>
      </text:list>
      <text:h text:style-name="Heading_20_2" text:outline-level="2"><text:bookmark-start text:name="OrgXref.sec-5-2"/><text:bookmark text:name="sec-5-2"/>A full Rails 3 upgrade<text:bookmark-end text:name="OrgXref.sec-5-2"/></text:h>
      <text:list text:continue-numbering="false" text:style-name="OrgBulletedList">
        <text:list-item>
          <text:p text:style-name="Text_20_body">
probably about a month

</text:p>
        </text:list-item>
      </text:list>
      <text:h text:style-name="Heading_20_2" text:outline-level="2"><text:bookmark-start text:name="OrgXref.sec-5-3"/><text:bookmark text:name="sec-5-3"/>Making things a bit more sane<text:bookmark-end text:name="OrgXref.sec-5-3"/></text:h>
      <text:list text:continue-numbering="false" text:style-name="OrgBulletedList">
        <text:list-item>
          <text:p text:style-name="Text_20_body">
approximately 10-14 days?

</text:p>
        </text:list-item>
      </text:list>
      <text:h text:style-name="Heading_20_2" text:outline-level="2"><text:bookmark-start text:name="OrgXref.sec-5-4"/><text:bookmark text:name="sec-5-4"/>The Minimum<text:bookmark-end text:name="OrgXref.sec-5-4"/></text:h>
      <text:list text:continue-numbering="false" text:style-name="OrgBulletedList">
        <text:list-item>
          <text:p text:style-name="Text_20_body">
a few days to a week perhaps to patch some bugs

</text:p>
        </text:list-item>
      </text:list>
      <text:h text:style-name="Heading_20_1" text:outline-level="1"><text:bookmark-start text:name="OrgXref.sec-6"/><text:bookmark text:name="sec-6"/>Final Thoughts<text:bookmark-end text:name="OrgXref.sec-6"/></text:h>
      <text:h text:style-name="Heading_20_2" text:outline-level="2"><text:bookmark-start text:name="OrgXref.sec-6-1"/><text:bookmark text:name="sec-6-1"/>At the end of the day it depends how badly we/they want to upgrade<text:bookmark-end text:name="OrgXref.sec-6-1"/></text:h>
      <text:list text:continue-numbering="false" text:style-name="OrgBulletedList">
        <text:list-item>
          <text:p text:style-name="Text_20_body">
Personally i would probably recommend the "half measure"

</text:p>
          <text:list text:continue-numbering="true" text:style-name="OrgBulletedList">
            <text:list-item>
              <text:p text:style-name="Text_20_body">
try to elminate/update the worst 3rd party code without commiting to a full upgrade.

</text:p>
            </text:list-item>
          </text:list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fo:margin-top="0cm" fo:margin-bottom="0cm" style:vertical-pos="middle" style:vertical-rel="text" style:horizontal-pos="from-left" style:horizontal-rel="paragraph-content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Hal Henke</dc:creator>
    <meta:initial-creator>Hal Henke</meta:initial-creator>
    <dc:date>2012-12-13T17:10:02+11:00</dc:date>
    <meta:creation-date>2012-12-13T17:10:02+11:00</meta:creation-date>
    <meta:generator>Org-7.8.11/Emacs-24.2.1</meta:generator>
    <meta:keyword/>
    <dc:subject/>
    <dc:title>MyNBCS Recommendations</dc:title>
  </office:meta>
</office:document-meta>
</file>